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style:list-level-properties>
      </text:list-level-style-number>
      <text:list-level-style-number text:level="2"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posal for Semester Project for CS 7476 – Lip Reader</text:p>
      <text:p text:style-name="Standard">Spring 2016</text:p>
      <text:p text:style-name="Standard">John Turner</text:p>
      <text:p text:style-name="Standard"/>
      <text:p text:style-name="Standard">I wish to work with Siddharth Raja on my semester project. <text:s/>We have decided we wish to develop a procedure to determine the content of what an individual is saying solely by observing the individual's mouth movements. </text:p>
      <text:p text:style-name="Standard"/>
      <text:p text:style-name="Standard">We wish to take a multi-step approach to addressing this problem, using established techniques where appropriate to handle as much of the load as possible, and focusing our research on a novel solution to the difficult unsolved components of this task. <text:s/></text:p>
      <text:p text:style-name="Standard"/>
      <text:p text:style-name="Standard">One such difficulty is the inherent under-constrained nature of the underlying task, namely that humans make fewer mouth motions than they make unique sounds – many configurations of the lips and mouth are visually similar while producing different sounds, due to the position of the tongue, for example, and which in turn are used to form entirely different words. <text:s text:c="2"/>We have a few ideas about how to approach this, including trying a probabilistic graphical model to map expectations of sequences of mouth configurations in training data and in turn using this to help predict future configurations as well as to help determine previous configurations with more certainty. <text:s/>While individual mouth “poses” might be difficult to assign to specific component sounds, our hypothesis is that combinations in sequences will have less uncertainty.</text:p>
      <text:p text:style-name="Standard"/>
      <text:p text:style-name="Standard">Experimentally, we will be taking a machine learning approach, and as such we will need to acquire a corpus of training data. <text:s/>As a first step along these lines, we plan on accumulating high definition video clips where a speaker is on screen and audio is present. <text:s/>Ideally these clips will have the speaker always visible, oriented directly in front of the camera, and the audio will be clear. <text:s/>We are thinking that sequences from a news channel such as CNN might work for this. <text:s/>We will then isolate images of the mouths of the speakers in every frame of the video to use to train a classifier in conjunction with the audio captured from the video at those frame locations. <text:s/>We hope that this will give us a ground truth from which to explore various techniques for addressing the problem.</text:p>
      <text:p text:style-name="Standard"/>
      <text:p text:style-name="Standard">We are also investigating a multi-modal deep learning approach along the lines of <text:a xlink:type="simple" xlink:href="https://people.csail.mit.edu/khosla/papers/icml2011_ngiam.pdf" text:style-name="Internet_20_link" text:visited-style-name="Visited_20_Internet_20_Link">https://people.csail.mit.edu/khosla/papers/icml2011_ngiam.pdf</text:a> where this problem is attacked directly in a similar manner to how we propose, but using an unsupervised learning approach using a restricted boltzman machine in conjunction with a deep autoencoder, trained on both audio and video data, simultaneously, as well as independently on the two. <text:s/></text:p>
      <text:p text:style-name="Standard"/>
      <text:p text:style-name="Standard">In our investigations, we have also noticed that, while there is interest in solving this problem, we could find no large data sets of matched video to audio of multiple different people speaking many words and phrases. <text:s/>One possible alternate project we are considering is the accumulation of a large dataset of videos of students speaking sentences and phrases, to help further the research in this area. <text:s/>We are, naturally, open to guidance and suggestions in this are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29T18:04:59.43</meta:creation-date>
    <meta:document-statistic meta:table-count="0" meta:image-count="0" meta:object-count="0" meta:page-count="1" meta:paragraph-count="9" meta:word-count="502" meta:character-count="3088"/>
    <dc:date>2016-01-29T20:43:41.73</dc:date>
    <meta:editing-duration>PT7M10S</meta:editing-duration>
    <meta:editing-cycles>1</meta:editing-cycles>
    <meta:generator>OpenOffice/4.1.1$Win32 OpenOffice.org_project/411m6$Build-9775</meta:generator>
  </office:meta>
</office:document-meta>
</file>